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Arial" fo:font-size="10pt" style:font-size-asian="10pt" style:font-size-complex="10pt"/>
    </style:style>
    <style:style style:name="P3" style:family="paragraph" style:parent-style-name="Standard" style:list-style-name="L1">
      <style:text-properties style:font-name="Arial" fo:font-size="10pt" fo:font-style="italic" style:font-size-asian="10pt" style:font-style-asian="italic" style:font-size-complex="10pt" style:font-style-complex="italic"/>
    </style:style>
    <style:style style:name="P4" style:family="paragraph" style:parent-style-name="Standard" style:list-style-name="L1">
      <style:text-properties style:use-window-font-color="true" style:font-name="Arial" fo:font-size="10pt" style:font-name-asian="Consolas" style:font-size-asian="10pt" style:font-name-complex="Consolas" style:font-size-complex="10pt"/>
    </style:style>
    <style:style style:name="P5" style:family="paragraph" style:parent-style-name="Text_20_body" style:list-style-name="L1"/>
    <style:style style:name="P6" style:family="paragraph" style:parent-style-name="Text_20_body" style:list-style-name="L1">
      <style:text-properties style:font-name="Arial" fo:font-size="10pt" style:font-size-asian="10pt" style:font-size-complex="10pt"/>
    </style:style>
    <style:style style:name="T1" style:family="text">
      <style:text-properties style:font-name="Courier New"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fo:color="#ff0000" style:font-name="Consolas" fo:font-size="8pt" style:font-name-asian="Consolas" style:font-size-asian="8pt" style:font-name-complex="Consolas" style:font-size-complex="8pt"/>
    </style:style>
    <style:style style:name="T4" style:family="text">
      <style:text-properties fo:color="#0066cc" style:font-name="Consolas" fo:font-size="8pt" style:text-underline-style="solid" style:text-underline-width="auto" style:text-underline-color="font-color" style:font-name-asian="Consolas" style:font-size-asian="8pt" style:font-name-complex="Consolas" style:font-size-complex="8pt"/>
    </style:style>
    <style:style style:name="T5" style:family="text">
      <style:text-properties style:use-window-font-color="true" style:font-name="Arial" fo:font-size="10pt" style:font-name-asian="Consolas" style:font-size-asian="10pt" style:font-name-complex="Consolas" style:font-size-complex="10pt"/>
    </style:style>
    <style:style style:name="T6" style:family="text">
      <style:text-properties fo:font-style="italic" style:font-style-asian="italic" style:font-style-complex="italic"/>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45322145935448583" text:style-name="L1">
        <text:list-item>
          <text:p text:style-name="P2">datasource.url param for C:\Users\wrh\kuali\main\dev\kc-config.xml should be:</text:p>
          <text:p text:style-name="P1"><text:span text:style-name="T1"><text:line-break/>jdbc:mysql://localhost:3306/kc?<text:line-break/>verifyServerCertificate=false&amp;amp;requireSSL=false&amp;amp;useSSL=false<text:line-break/><text:line-break/></text:span><text:span text:style-name="T2">This prevents the mysql driver from outputting the following message repeatedly:<text:line-break/><text:line-break/></text:span><text:span text:style-name="T1">Wed Feb 24 11:44:01 EST 2016 WARN: Establishing SSL connection without server's identity verification is not recommended. According to MySQL 5.5.45+, 5.6.26+ and 5.7.6+ requirements SSL connection must be established by default if explicit option isn't set. For compliance with existing applications not using SSL the verifyServerCertificate property is set to 'false'. You need either to explicitly disable SSL by setting useSSL=false, or set useSSL=true and provide truststore for server certificate verification.<text:line-break/><text:line-break/></text:span><text:span text:style-name="T5">TODO: Having connection string parameters seems to cause problems with schemaspy:<text:line-break/></text:span><text:span text:style-name="T4">java.io.FileNotFoundException</text:span><text:span text:style-name="T3">: C:\whennemuth\downloads\tomcat\apache-tomcat-9.0.0.M3\temp\0-kc\schemaspy\kc?verifyServerCertificate.xml<text:line-break/></text:span><text:span text:style-name="T5">The file name being sought is obviously constructed from everything that follows the last "/" and the first "=" .<text:line-break/></text:span></text:p>
        </text:list-item>
        <text:list-item>
          <text:p text:style-name="P4">Enable ECMA 6 validation in eclipse for Node.js projects to replace eclipse standard EMCA 3 javascript validation in JSDT (avoids tons of javascript validation error markers).<text:line-break/></text:p>
          <text:list>
            <text:list-item>
              <text:p text:style-name="P4">Install Nodeclipse "Enide Studio 2015"</text:p>
            </text:list-item>
            <text:list-item>
              <text:p text:style-name="P4">Project --&gt; Properties --&gt; Javascript --&gt; Tern --&gt; Modules --&gt; </text:p>
              <text:list>
                <text:list-item>
                  <text:p text:style-name="P4">Check "Select Tern Plugins, JSON Type Definitions and their dependencies"</text:p>
                </text:list-item>
                <text:list-item>
                  <text:p text:style-name="P4">Check "JSHint"</text:p>
                </text:list-item>
              </text:list>
            </text:list-item>
            <text:list-item>
              <text:p text:style-name="P4">Project --&gt; Properties --&gt; Javascript --&gt; Tern --&gt; EMCAScript Compliance --&gt; Version --&gt; "ECMAScript 6"</text:p>
            </text:list-item>
            <text:list-item>
              <text:p text:style-name="P4">Project --&gt; Properties --&gt; Javascript --&gt; Tern --&gt; Validation --&gt; JSHint --&gt; "Relaxing Options"</text:p>
              <text:list>
                <text:list-item>
                  <text:p text:style-name="P4">Check the "Enable?" checkbox</text:p>
                </text:list-item>
                <text:list-item>
                  <text:p text:style-name="P4">"Relaxing Options" --&gt; esnext --&gt; true</text:p>
                </text:list-item>
              </text:list>
            </text:list-item>
            <text:list-item>
              <text:p text:style-name="P4">Project --&gt; Properties --&gt; JSHint</text:p>
              <text:list>
                <text:list-item>
                  <text:p text:style-name="P4">Enable JSHint for these files and folders: keep empty</text:p>
                </text:list-item>
                <text:list-item>
                  <text:p text:style-name="P4">"But exclude these files and folders from validation" --&gt; add</text:p>
                  <text:list>
                    <text:list-item>
                      <text:p text:style-name="P4">Check "All files"</text:p>
                    </text:list-item>
                    <text:list-item>
                      <text:p text:style-name="P4">"In folder": "node_modules/"</text:p>
                    </text:list-item>
                  </text:list>
                </text:list-item>
                <text:list-item>
                  <text:p text:style-name="P4">Delete existing error markers and rebuild project<text:line-break/></text:p>
                </text:list-item>
              </text:list>
            </text:list-item>
          </text:list>
        </text:list-item>
        <text:list-item>
          <text:p text:style-name="P2">Debug configuration for node project</text:p>
          <text:list>
            <text:list-item>
              <text:p text:style-name="P2">Run --&gt; Debug Configurations --&gt; Node Application --&gt; New<text:line-break/>Name: example - "run-research-coi"</text:p>
            </text:list-item>
            <text:list-item>
              <text:p text:style-name="P2">Main tab</text:p>
              <text:list>
                <text:list-item>
                  <text:p text:style-name="P2">File: "/research-coi/server/bootstrap.js"</text:p>
                </text:list-item>
              </text:list>
            </text:list-item>
            <text:list-item>
              <text:p text:style-name="P2">Arguments tab</text:p>
              <text:list>
                <text:list-item>
                  <text:p text:style-name="P2">Working Directory: "${workspace_loc:/research-coi}"</text:p>
                </text:list-item>
              </text:list>
            </text:list-item>
            <text:list-item>
              <text:p text:style-name="P2">Environment tab<text:line-break/>Add the following variables (skip variables whose default values are the same if desired)</text:p>
            </text:list-item>
            <text:list-item>
              <text:p text:style-name="P2"/>
              <text:list>
                <text:list-item>
                  <text:p text:style-name="P2">name: COI_PORT</text:p>
                </text:list-item>
                <text:list-item>
                  <text:p text:style-name="P2">value: 8090</text:p>
                </text:list-item>
              </text:list>
            </text:list-item>
            <text:list-item>
              <text:p text:style-name="P2"/>
              <text:list>
                <text:list-item>
                  <text:p text:style-name="P2">name: CONNECTION_POOL_SIZE</text:p>
                </text:list-item>
                <text:list-item>
                  <text:p text:style-name="P2">value: 70</text:p>
                </text:list-item>
              </text:list>
            </text:list-item>
            <text:list-item>
              <text:p text:style-name="P2"/>
              <text:list>
                <text:list-item>
                  <text:p text:style-name="P2">name: DB_HOST</text:p>
                </text:list-item>
                <text:list-item>
                  <text:p text:style-name="P2">value: localhost</text:p>
                </text:list-item>
              </text:list>
            </text:list-item>
            <text:list-item>
              <text:p text:style-name="P2"/>
              <text:list>
                <text:list-item>
                  <text:p text:style-name="P2">name: DB_NAME</text:p>
                </text:list-item>
                <text:list-item>
                  <text:p text:style-name="P2">value: coi</text:p>
                </text:list-item>
              </text:list>
            </text:list-item>
            <text:list-item>
              <text:p text:style-name="P2"><text:soft-page-break/></text:p>
              <text:list>
                <text:list-item>
                  <text:p text:style-name="P2">name: DB_PACKAGE</text:p>
                </text:list-item>
                <text:list-item>
                  <text:p text:style-name="P2">value: mysql</text:p>
                </text:list-item>
              </text:list>
            </text:list-item>
            <text:list-item>
              <text:p text:style-name="P2"/>
              <text:list>
                <text:list-item>
                  <text:p text:style-name="P2">name: DB_PORT</text:p>
                </text:list-item>
                <text:list-item>
                  <text:p text:style-name="P2">value: 3306</text:p>
                </text:list-item>
              </text:list>
            </text:list-item>
            <text:list-item>
              <text:p text:style-name="P2"/>
              <text:list>
                <text:list-item>
                  <text:p text:style-name="P2">name: DB_USER</text:p>
                </text:list-item>
                <text:list-item>
                  <text:p text:style-name="P2">value: root</text:p>
                </text:list-item>
              </text:list>
            </text:list-item>
            <text:list-item>
              <text:p text:style-name="P2"/>
              <text:list>
                <text:list-item>
                  <text:p text:style-name="P2">name: LOCAL_FILE_DESTINATION</text:p>
                </text:list-item>
                <text:list-item>
                  <text:p text:style-name="P2">value: uploads/<text:line-break/><text:span text:style-name="T6">create this folder in your project root</text:span></text:p>
                </text:list-item>
              </text:list>
            </text:list-item>
            <text:list-item>
              <text:p text:style-name="P3"/>
              <text:list>
                <text:list-item>
                  <text:p text:style-name="P2">name: LOG_LEVEL</text:p>
                </text:list-item>
                <text:list-item>
                  <text:p text:style-name="P2">value: Any of the following:</text:p>
                  <text:list>
                    <text:list-item>
                      <text:p text:style-name="P2">ALL - All levels including custom levels.</text:p>
                    </text:list-item>
                    <text:list-item>
                      <text:p text:style-name="P2">DEBUG - Designates fine-grained informational events that are most useful to debug an application.</text:p>
                    </text:list-item>
                    <text:list-item>
                      <text:p text:style-name="P2">ERROR - Designates error events that might still allow the application to continue running.</text:p>
                    </text:list-item>
                    <text:list-item>
                      <text:p text:style-name="P2">FATAL - Designates very severe error events that will presumably lead the application to abort.</text:p>
                    </text:list-item>
                    <text:list-item>
                      <text:p text:style-name="P2">INFO - Designates informational messages that highlight the progress of the application at coarse-grained level.</text:p>
                    </text:list-item>
                    <text:list-item>
                      <text:p text:style-name="P2">OFF - The highest possible rank and is intended to turn off logging.</text:p>
                    </text:list-item>
                    <text:list-item>
                      <text:p text:style-name="P2">TRACE - Designates finer-grained informational events than the DEBUG.</text:p>
                    </text:list-item>
                    <text:list-item>
                      <text:p text:style-name="P2">WARN - Designates potentially harmful situations.<text:line-break/></text:p>
                    </text:list-item>
                  </text:list>
                </text:list-item>
              </text:list>
            </text:list-item>
          </text:list>
        </text:list-item>
        <text:list-item>
          <text:p text:style-name="P6">After having successfully installed the Kuali Coeus website, certain parts will not work until you add some content to the database through a front-end utility.<text:line-break/>On the website, go to:<text:line-break/> <text:s text:c="3"/>System admin portal --&gt; System Admin --&gt; Workflow: XML Ingester<text:line-break/>Hitesh has supplied the following 2 links to import with the ingester:</text:p>
          <text:list>
            <text:list-item>
              <text:p text:style-name="P5"><text:a xlink:type="simple" xlink:href="https://app.box.com/s/cjq8qtjs89cpu5i64syhkhm4rc78scau" text:style-name="Internet_20_link" text:visited-style-name="Visited_20_Internet_20_Link"><text:span text:style-name="T2">https://app.box.com/s/cjq8qtjs89cpu5i64syhkhm4rc78scau</text:span></text:a></text:p>
            </text:list-item>
            <text:list-item>
              <text:p text:style-name="P5"><text:a xlink:type="simple" xlink:href="https://app.box.com/s/y29em9kqqxqobtv288yptah8170pr8bs" text:style-name="Internet_20_link" text:visited-style-name="Visited_20_Internet_20_Link">https://app.box.com/s/y29em9kqqxqobtv288yptah8170pr8bs</text:a></text:p>
            </text:list-item>
          </text:list>
        </text:list-item>
        <text:list-item>
          <text:p text:style-name="P2">Disable SchemaSpy with the following entry in ~\kuali\main\dev\kc-config.xml<text:line-break/><text:tab/>&lt;param name="kc.schemaspy.enabled"&gt;false&lt;/param&gt;</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H36M59S</meta:editing-duration>
    <meta:editing-cycles>12</meta:editing-cycles>
    <meta:generator>OpenOffice/4.1.2$Win32 OpenOffice.org_project/412m3$Build-9782</meta:generator>
    <dc:date>2016-03-08T08:44:44.39</dc:date>
    <dc:creator>Warren Hennemuth</dc:creator>
    <meta:document-statistic meta:table-count="0" meta:image-count="0" meta:object-count="0" meta:page-count="2" meta:paragraph-count="54" meta:word-count="579" meta:character-count="3915"/>
    <meta:user-defined meta:name="Info 1"/>
    <meta:user-defined meta:name="Info 2"/>
    <meta:user-defined meta:name="Info 3"/>
    <meta:user-defined meta:name="Info 4"/>
  </office:meta>
</office:document-meta>
</file>